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94f96" officeooo:paragraph-rsid="00094f96"/>
    </style:style>
    <style:style style:name="P2" style:family="paragraph" style:parent-style-name="Header_20_left">
      <style:text-properties officeooo:rsid="00094f96" officeooo:paragraph-rsid="00094f96"/>
    </style:style>
    <style:style style:name="P3" style:family="paragraph" style:parent-style-name="Standard">
      <style:text-properties officeooo:rsid="00094f96" officeooo:paragraph-rsid="00094f96"/>
    </style:style>
    <style:style style:name="P4" style:family="paragraph" style:parent-style-name="Standard">
      <style:paragraph-properties fo:break-before="page"/>
      <style:text-properties officeooo:rsid="00094f96" officeooo:paragraph-rsid="00094f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1</text:p>
      <text:p text:style-name="P4">P2</text:p>
      <text:p text:style-name="P4">P3</text:p>
      <text:p text:style-name="P4">P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4f96" officeooo:paragraph-rsid="00094f96"/>
    </style:style>
    <style:style style:name="MP2" style:family="paragraph" style:parent-style-name="Header_20_left">
      <style:text-properties officeooo:rsid="00094f96" officeooo:paragraph-rsid="00094f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ON-FIRST</text:p>
      </style:header>
      <style:header-first>
        <text:p text:style-name="MP2">FIRST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3:26:25.041988150</meta:creation-date>
    <dc:date>2023-10-02T23:27:18.444604261</dc:date>
    <meta:editing-duration>PT53S</meta:editing-duration>
    <meta:editing-cycles>1</meta:editing-cycles>
    <meta:document-statistic meta:table-count="0" meta:image-count="0" meta:object-count="0" meta:page-count="4" meta:paragraph-count="6" meta:word-count="6" meta:character-count="22" meta:non-whitespace-character-count="22"/>
    <meta:generator>LibreOffice/7.5.6.2$Linux_X86_64 LibreOffice_project/50$Build-2</meta:generator>
  </office:meta>
</office:document-meta>
</file>